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1.8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ccff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992cm" style:rel-column-width="14872*"/>
    </style:style>
    <style:style style:name="Таблица1.B" style:family="table-column">
      <style:table-column-properties style:column-width="13.598cm" style:rel-column-width="5066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0.5pt" fo:language="ru" fo:country="RU" fo:font-weight="bold" officeooo:rsid="00043e66" officeooo:paragraph-rsid="00043e66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DejaVu Serif" fo:font-size="10.5pt" fo:language="ru" fo:country="RU" officeooo:rsid="00043e66" officeooo:paragraph-rsid="00043e66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10.5pt" fo:language="ru" fo:country="RU" officeooo:rsid="00043e66" officeooo:paragraph-rsid="000864cd" style:font-size-asian="10.5pt" style:font-size-complex="10.5pt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15924d" officeooo:paragraph-rsid="0021806f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1e599d" officeooo:paragraph-rsid="001e599d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21806f" officeooo:paragraph-rsid="0021806f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1b8bc1" officeooo:paragraph-rsid="001e599d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1b8bc1" officeooo:paragraph-rsid="001b8bc1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1c1eab" officeooo:paragraph-rsid="001c1eab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1cff81" officeooo:paragraph-rsid="001cff81" style:font-size-asian="10.5pt" style:font-size-complex="10.5pt"/>
    </style:style>
    <style:style style:name="P11" style:family="paragraph" style:parent-style-name="Standard">
      <style:text-properties style:font-name="DejaVu Serif" fo:font-size="10.5pt" fo:language="ru" fo:country="RU" officeooo:rsid="000578bc" officeooo:paragraph-rsid="000578bc" style:font-size-asian="10.5pt" style:font-size-complex="10.5pt"/>
    </style:style>
    <style:style style:name="P12" style:family="paragraph" style:parent-style-name="Standard">
      <style:text-properties style:font-name="DejaVu Serif" fo:font-size="10.5pt" fo:language="ru" fo:country="RU" officeooo:rsid="0006403c" officeooo:paragraph-rsid="0006403c" style:font-size-asian="10.5pt" style:font-size-complex="10.5pt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DejaVu Serif" fo:font-size="10.5pt" fo:language="ru" fo:country="RU" officeooo:rsid="00043e66" officeooo:paragraph-rsid="00043e66" fo:background-color="#ccff00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21806f" officeooo:paragraph-rsid="0021806f" fo:background-color="#ccff00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DejaVu Serif" fo:font-size="10.5pt" fo:language="ru" fo:country="RU" officeooo:rsid="0021806f" officeooo:paragraph-rsid="0021806f" fo:background-color="transparent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DejaVu Serif" fo:font-size="10.5pt" fo:language="ru" fo:country="RU" fo:font-style="italic" officeooo:rsid="001c1eab" officeooo:paragraph-rsid="001c1eab" style:font-size-asian="10.5pt" style:font-style-asian="italic" style:font-size-complex="10.5pt" style:font-style-complex="italic"/>
    </style:style>
    <style:style style:name="P17" style:family="paragraph" style:parent-style-name="Standard">
      <style:text-properties style:font-name="DejaVu Serif" fo:font-size="10.5pt" officeooo:rsid="0006403c" officeooo:paragraph-rsid="0006403c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DejaVu Serif" fo:font-size="10.5pt" fo:language="ru" fo:country="RU" officeooo:rsid="00070af8" officeooo:paragraph-rsid="001e599d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DejaVu Serif" fo:font-size="10.5pt" fo:language="ru" fo:country="RU" officeooo:rsid="0007f5d3" officeooo:paragraph-rsid="0007f5d3" style:font-size-asian="10.5pt" style:font-size-complex="10.5pt"/>
    </style:style>
    <style:style style:name="P20" style:family="paragraph" style:parent-style-name="Standard">
      <loext:graphic-properties draw:fill="none" draw:fill-color="#ffffff" draw:opacity="100%"/>
      <style:paragraph-properties fo:margin-left="0cm" fo:margin-right="0cm" fo:text-align="justify" style:justify-single-word="false" fo:text-indent="1.499cm" style:auto-text-indent="false" fo:background-color="transparent"/>
      <style:text-properties style:font-name="DejaVu Serif" fo:font-size="10.5pt" fo:language="ru" fo:country="RU" officeooo:rsid="00070af8" officeooo:paragraph-rsid="00070af8" fo:background-color="#ccff00" style:font-size-asian="10.5pt" style:font-size-complex="10.5pt"/>
    </style:style>
    <style:style style:name="P21" style:family="paragraph" style:parent-style-name="Standard">
      <loext:graphic-properties draw:fill="none" draw:fill-color="#ffffff" draw:opacity="100%"/>
      <style:paragraph-properties fo:margin-left="0cm" fo:margin-right="0cm" fo:text-align="justify" style:justify-single-word="false" fo:text-indent="1.499cm" style:auto-text-indent="false" fo:background-color="transparent"/>
      <style:text-properties style:font-name="DejaVu Serif" fo:font-size="10.5pt" fo:language="ru" fo:country="RU" officeooo:rsid="0007f5d3" officeooo:paragraph-rsid="0007f5d3" fo:background-color="#ccff00" style:font-size-asian="10.5pt" style:font-size-complex="10.5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DejaVu Serif" fo:font-size="10.5pt" fo:language="ru" fo:country="RU" officeooo:rsid="00070af8" officeooo:paragraph-rsid="001e599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ru" fo:country="RU" fo:font-style="normal" fo:font-weight="bold" officeooo:rsid="00043e66" officeooo:paragraph-rsid="000864cd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erif" fo:font-size="10.5pt" fo:language="ru" fo:country="RU" officeooo:rsid="000864cd" officeooo:paragraph-rsid="000864cd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ru" fo:country="RU" officeooo:rsid="0007f5d3" officeooo:paragraph-rsid="0007f5d3" style:font-size-asian="10.5pt" style:font-size-complex="10.5pt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en" fo:country="US" officeooo:rsid="0012445e" officeooo:paragraph-rsid="0012445e" style:font-size-asian="10.5pt" style:font-size-complex="10.5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en" fo:country="US" officeooo:rsid="0012445e" officeooo:paragraph-rsid="0012fab7" style:font-size-asian="10.5pt" style:font-size-complex="10.5pt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en" fo:country="US" officeooo:rsid="0012445e" officeooo:paragraph-rsid="0014d6a5" style:font-size-asian="10.5pt" style:font-size-complex="10.5pt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en" fo:country="US" officeooo:rsid="0012445e" officeooo:paragraph-rsid="0016885d" style:font-size-asian="10.5pt" style:font-size-complex="10.5pt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en" fo:country="US" officeooo:rsid="000eae24" officeooo:paragraph-rsid="0016885d" style:font-size-asian="10.5pt" style:font-size-complex="10.5pt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DejaVu Serif" fo:font-size="10.5pt" fo:language="en" fo:country="US" officeooo:rsid="000eae24" officeooo:paragraph-rsid="0016885d" fo:background-color="#ccff00" style:font-size-asian="10.5pt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DejaVu Serif" fo:font-size="10.5pt" officeooo:rsid="000864cd" officeooo:paragraph-rsid="000864cd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DejaVu Serif" fo:font-size="10.5pt" officeooo:rsid="000bc777" officeooo:paragraph-rsid="000bc777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DejaVu Serif" fo:font-size="10.5pt" officeooo:rsid="000bc777" officeooo:paragraph-rsid="000eae24" style:font-size-asian="10.5pt" style:font-size-complex="10.5pt"/>
    </style:style>
    <style:style style:name="P35" style:family="paragraph" style:parent-style-name="Table_20_Contents">
      <style:paragraph-properties fo:text-align="start" style:justify-single-word="false"/>
      <style:text-properties style:font-name="DejaVu Serif" fo:font-size="10.5pt" officeooo:rsid="000914f9" officeooo:paragraph-rsid="000a6cfe" style:font-size-asian="10.5pt" style:font-size-complex="10.5pt"/>
    </style:style>
    <style:style style:name="P36" style:family="paragraph" style:parent-style-name="Table_20_Contents">
      <style:paragraph-properties fo:text-align="start" style:justify-single-word="false"/>
      <style:text-properties style:font-name="DejaVu Serif" fo:font-size="10.5pt" officeooo:rsid="000c9865" officeooo:paragraph-rsid="000c9865" style:font-size-asian="10.5pt" style:font-size-complex="10.5pt"/>
    </style:style>
    <style:style style:name="P37" style:family="paragraph" style:parent-style-name="Table_20_Contents">
      <style:paragraph-properties fo:text-align="start" style:justify-single-word="false"/>
      <style:text-properties style:font-name="DejaVu Serif" fo:font-size="10.5pt" officeooo:rsid="000f4e72" officeooo:paragraph-rsid="000f4e72" style:font-size-asian="10.5pt" style:font-size-complex="10.5pt"/>
    </style:style>
    <style:style style:name="P38" style:family="paragraph" style:parent-style-name="Table_20_Contents">
      <style:paragraph-properties fo:text-align="start" style:justify-single-word="false"/>
      <style:text-properties style:font-name="DejaVu Serif" fo:font-size="10.5pt" officeooo:rsid="000e9389" officeooo:paragraph-rsid="000e9389" style:font-size-asian="10.5pt" style:font-size-complex="10.5pt"/>
    </style:style>
    <style:style style:name="P39" style:family="paragraph" style:parent-style-name="Table_20_Contents">
      <style:paragraph-properties fo:text-align="start" style:justify-single-word="false"/>
      <style:text-properties style:font-name="DejaVu Serif" fo:font-size="10.5pt" officeooo:rsid="000eae24" officeooo:paragraph-rsid="000eae24" style:font-size-asian="10.5pt" style:font-size-complex="10.5pt"/>
    </style:style>
    <style:style style:name="P40" style:family="paragraph" style:parent-style-name="Table_20_Contents">
      <style:paragraph-properties fo:text-align="justify" style:justify-single-word="false"/>
      <style:text-properties style:font-name="DejaVu Serif" fo:font-size="10.5pt" officeooo:rsid="001b8bc1" officeooo:paragraph-rsid="001b8bc1" style:font-size-asian="10.5pt" style:font-size-complex="10.5pt"/>
    </style:style>
    <style:style style:name="P41" style:family="paragraph" style:parent-style-name="Table_20_Contents">
      <style:paragraph-properties fo:text-align="justify" style:justify-single-word="false"/>
      <style:text-properties style:font-name="DejaVu Serif" fo:font-size="10.5pt" officeooo:rsid="001bb08a" officeooo:paragraph-rsid="001bb08a" style:font-size-asian="10.5pt" style:font-size-complex="10.5pt"/>
    </style:style>
    <style:style style:name="P42" style:family="paragraph" style:parent-style-name="Table_20_Contents">
      <style:paragraph-properties fo:text-align="justify" style:justify-single-word="false"/>
      <style:text-properties style:font-name="DejaVu Serif" fo:font-size="10.5pt" officeooo:rsid="001c1eab" officeooo:paragraph-rsid="001c1eab" style:font-size-asian="10.5pt" style:font-size-complex="10.5pt"/>
    </style:style>
    <style:style style:name="P43" style:family="paragraph" style:parent-style-name="Table_20_Contents">
      <style:paragraph-properties fo:text-align="start" style:justify-single-word="false"/>
      <style:text-properties style:font-name="DejaVu Serif" fo:font-size="10.5pt" fo:font-weight="bold" officeooo:rsid="000bc777" officeooo:paragraph-rsid="000bc777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DejaVu Serif" fo:font-size="10.5pt" fo:font-weight="bold" officeooo:rsid="000e9389" officeooo:paragraph-rsid="000e9389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DejaVu Serif" fo:font-size="10.5pt" fo:font-weight="normal" officeooo:rsid="000864cd" officeooo:paragraph-rsid="000864cd" style:font-size-asian="10.5pt" style:font-weight-asian="normal" style:font-size-complex="10.5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DejaVu Serif" fo:font-size="10.5pt" fo:font-weight="normal" officeooo:rsid="000bc777" officeooo:paragraph-rsid="000eae24" style:font-size-asian="10.5pt" style:font-weight-asian="normal" style:font-size-complex="10.5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DejaVu Serif" fo:font-size="10.5pt" fo:font-weight="normal" officeooo:rsid="000bc777" officeooo:paragraph-rsid="000bc777" style:font-size-asian="10.5pt" style:font-weight-asian="normal" style:font-size-complex="10.5pt" style:font-weight-complex="normal"/>
    </style:style>
    <style:style style:name="P48" style:family="paragraph" style:parent-style-name="Table">
      <style:paragraph-properties fo:keep-with-next="always"/>
      <style:text-properties style:font-name="DejaVu Serif" fo:font-size="10.5pt" officeooo:paragraph-rsid="001b8bc1" style:font-size-asian="10.5pt" style:font-size-complex="10.5pt"/>
    </style:style>
    <style:style style:name="T1" style:family="text">
      <style:text-properties officeooo:rsid="0006403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officeooo:rsid="000e9389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officeooo:rsid="000a6cf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9389" style:font-weight-asian="normal" style:font-weight-complex="normal"/>
    </style:style>
    <style:style style:name="T8" style:family="text">
      <style:text-properties fo:font-weight="normal" officeooo:rsid="0016885d" style:font-weight-asian="normal" style:font-weight-complex="normal"/>
    </style:style>
    <style:style style:name="T9" style:family="text">
      <style:text-properties fo:font-weight="normal" officeooo:rsid="00184a5d" style:font-weight-asian="normal" style:font-weight-complex="normal"/>
    </style:style>
    <style:style style:name="T10" style:family="text">
      <style:text-properties officeooo:rsid="0012fab7"/>
    </style:style>
    <style:style style:name="T11" style:family="text">
      <style:text-properties officeooo:rsid="0016885d"/>
    </style:style>
    <style:style style:name="T12" style:family="text">
      <style:text-properties fo:background-color="#ccff00" loext:char-shading-value="0"/>
    </style:style>
    <style:style style:name="T13" style:family="text">
      <style:text-properties officeooo:rsid="0018bf78" fo:background-color="#ccff00" loext:char-shading-value="0"/>
    </style:style>
    <style:style style:name="T14" style:family="text">
      <style:text-properties officeooo:rsid="002a595e" fo:background-color="#ccff00" loext:char-shading-value="0"/>
    </style:style>
    <style:style style:name="T15" style:family="text">
      <style:text-properties officeooo:rsid="00184a5d"/>
    </style:style>
    <style:style style:name="T16" style:family="text">
      <style:text-properties officeooo:rsid="001b8bc1"/>
    </style:style>
    <style:style style:name="T17" style:family="text">
      <style:text-properties officeooo:rsid="001bb08a"/>
    </style:style>
    <style:style style:name="T18" style:family="text">
      <style:text-properties officeooo:rsid="001cff81"/>
    </style:style>
    <style:style style:name="T19" style:family="text">
      <style:text-properties officeooo:rsid="001e599d"/>
    </style:style>
    <style:style style:name="T20" style:family="text">
      <style:text-properties officeooo:rsid="00264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КП 6 №15</text:p>
      <text:p text:style-name="P2"/>
      <text:p text:style-name="P22">Разработать последовательную структуру данных для представления простейшей базы данных на файлах в СП Си в соответствии с заданным вариантом. </text:p>
      <text:p text:style-name="P18"><text:span text:style-name="T12">Составить программу генерации внешнего </text:span><text:span text:style-name="T13">нетекстового</text:span><text:span text:style-name="T12"> файла </text:span><text:span text:style-name="T13">(т. е. двоичный файл с расширением .bin </text:span><text:span text:style-name="T14">или .db</text:span><text:span text:style-name="T13">)</text:span><text:span text:style-name="T12"> заданной структуры, содержащего представительный набор записей (15-20).</text:span> </text:p>
      <text:p text:style-name="P18">Распечатать содержимое сгенерированного файла в виде таблицы и выполнить над ним заданное действие для 2-3 значений параметров запроса <text:span text:style-name="T2">p</text:span> и распечатать результат.</text:p>
      <text:p text:style-name="P20">Действие по выборке данных из файла оформить в виде отдельной программы с параметрами запроса, <text:span text:style-name="T11">п</text:span>олучаемыми из командной строки UNIX. Параметры задаются с помощью ключей -f (распечатка файла) или -p &lt;<text:span text:style-name="T4">parameter</text:span>&gt; (параметры конкретного варианта задания). Получение параметров из командной строки производится с помощью стандартных библиотечных функций argc и argv.</text:p>
      <text:p text:style-name="P19">Структуры данных и константы, совместно используемые программами, следует вынести в отдельный заголовочный файл.</text:p>
      <text:p text:style-name="P19">В процессе отладки и тестирования рекомендуется использовать команды обработки текстовых файлов UNIX и переадресацию ввода-вывода. Сгенерированные и отформатированные тестовые данные необходимо заранее поместить в текстовые файлы и распечатывать при протоколировании. Рекомендуется подобрать реальные или правдоподобные тестовые данные. Число наборов тестовых данных должно быть не менее трех.</text:p>
      <text:p text:style-name="P21">Имя файла с бинарными данными является обязательным параметром второй программы.</text:p>
      <text:p text:style-name="P19">Отчет должен содержать оценку пространственной и временной сложности использованного алгоритма. В состав отчета также рекомендуется включить графическую иллюстрацию структуры файла и запроса на выборку.</text:p>
      <text:p text:style-name="P19"/>
      <text:p text:style-name="P23">Информация об успеваемости студентов данной группы по всем предметам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surname</text:p>
          </table:table-cell>
          <table:table-cell table:style-name="Table1.B1" office:value-type="string">
            <text:p text:style-name="P3">фамилия</text:p>
          </table:table-cell>
        </table:table-row>
        <table:table-row>
          <table:table-cell table:style-name="Table1.A16" office:value-type="string">
            <text:p text:style-name="P32">name</text:p>
          </table:table-cell>
          <table:table-cell table:style-name="Table1.B2" office:value-type="string">
            <text:p text:style-name="P3">инициалы</text:p>
          </table:table-cell>
        </table:table-row>
        <table:table-row>
          <table:table-cell table:style-name="Table1.A16" office:value-type="string">
            <text:p text:style-name="P32">gender</text:p>
          </table:table-cell>
          <table:table-cell table:style-name="Table1.B2" office:value-type="string">
            <text:p text:style-name="P3">пол</text:p>
          </table:table-cell>
        </table:table-row>
        <table:table-row>
          <table:table-cell table:style-name="Table1.A16" office:value-type="string">
            <text:p text:style-name="P32">group</text:p>
          </table:table-cell>
          <table:table-cell table:style-name="Table1.B2" office:value-type="string">
            <text:p text:style-name="P32">номер группы</text:p>
          </table:table-cell>
        </table:table-row>
        <table:table-row>
          <table:table-cell table:style-name="Table1.A5" office:value-type="string">
            <text:p text:style-name="P43">Student Assessment:</text:p>
          </table:table-cell>
          <table:table-cell table:style-name="Table1.B2" office:value-type="string">
            <text:p text:style-name="P45">отметки по экзаменам и зачетам</text:p>
          </table:table-cell>
        </table:table-row>
        <table:table-row>
          <table:table-cell table:style-name="Table1.A16" office:value-type="string">
            <text:p text:style-name="P33">5 – excellent</text:p>
            <text:p text:style-name="P34">4 – <text:s/><text:span text:style-name="T5">satisfactory</text:span></text:p>
            <text:p text:style-name="P46">3 – <text:s/><text:span text:style-name="T5">passing_grade</text:span></text:p>
            <text:p text:style-name="P47">2 - unsatisfactory</text:p>
          </table:table-cell>
          <table:table-cell table:style-name="Table1.B16" office:value-type="string">
            <text:p text:style-name="P35">А – отлично <text:span text:style-name="T5">(excellent)</text:span></text:p>
            <text:p text:style-name="P35">B – хорошо <text:span text:style-name="T5">(above average or superior work) хорошо выше среднего уровня</text:span></text:p>
            <text:p text:style-name="P35">C – удовлетворительно <text:span text:style-name="T5">(satisfactory)</text:span></text:p>
            <text:p text:style-name="P35">D – плохо <text:span text:style-name="T5">(a passing grade) удовлетворительно, но ниже среднего уровня</text:span></text:p>
            <text:p text:style-name="P35"><text:span text:style-name="T5">E, </text:span>F – провал <text:span text:style-name="T5">(unsatisfactory) неудовлетворительно</text:span></text:p>
          </table:table-cell>
        </table:table-row>
        <table:table-row>
          <table:table-cell table:style-name="Table1.A5" office:value-type="string">
            <text:p text:style-name="P43">Disciplines:</text:p>
          </table:table-cell>
          <table:table-cell table:style-name="Table1.B7" office:value-type="string">
            <text:p text:style-name="P43">Дисциплины:</text:p>
          </table:table-cell>
        </table:table-row>
        <table:table-row>
          <table:table-cell table:style-name="Table1.A16" office:value-type="string">
            <text:p text:style-name="P33">mathematical_analysis</text:p>
          </table:table-cell>
          <table:table-cell table:style-name="Table1.B16" office:value-type="string">
            <text:p text:style-name="P33">Математический анализ</text:p>
          </table:table-cell>
        </table:table-row>
        <table:table-row>
          <table:table-cell table:style-name="Table1.A9" office:value-type="string">
            <text:p text:style-name="P33">discrete_mathematics</text:p>
          </table:table-cell>
          <table:table-cell table:style-name="Table1.B9" office:value-type="string">
            <text:p text:style-name="P33">Дискретная математика</text:p>
          </table:table-cell>
        </table:table-row>
        <table:table-row>
          <table:table-cell table:style-name="Table1.A16" office:value-type="string">
            <text:p text:style-name="P36">linear_algebra</text:p>
          </table:table-cell>
          <table:table-cell table:style-name="Table1.B16" office:value-type="string">
            <text:p text:style-name="P36">линейная алгебра</text:p>
          </table:table-cell>
        </table:table-row>
        <table:table-row>
          <table:table-cell table:style-name="Table1.A16" office:value-type="string">
            <text:p text:style-name="P37">computer_science</text:p>
          </table:table-cell>
          <table:table-cell table:style-name="Table1.B16" office:value-type="string">
            <text:p text:style-name="P36">Информатика</text:p>
          </table:table-cell>
        </table:table-row>
        <table:table-row>
          <table:table-cell table:style-name="Table1.A16" office:value-type="string">
            <text:p text:style-name="P37">foreign_language</text:p>
          </table:table-cell>
          <table:table-cell table:style-name="Table1.B16" office:value-type="string">
            <text:p text:style-name="P36">Иностранный язык</text:p>
          </table:table-cell>
        </table:table-row>
        <table:table-row>
          <table:table-cell table:style-name="Table1.A16" office:value-type="string">
            <text:p text:style-name="P38">physical_education</text:p>
          </table:table-cell>
          <table:table-cell table:style-name="Table1.B16" office:value-type="string">
            <text:p text:style-name="P38">Физкультура</text:p>
          </table:table-cell>
        </table:table-row>
        <text:soft-page-break/>
        <table:table-row>
          <table:table-cell table:style-name="Table1.A16" office:value-type="string">
            <text:p text:style-name="P38">history</text:p>
          </table:table-cell>
          <table:table-cell table:style-name="Table1.B16" office:value-type="string">
            <text:p text:style-name="P38">История</text:p>
          </table:table-cell>
        </table:table-row>
        <table:table-row>
          <table:table-cell table:style-name="Table1.A5" office:value-type="string">
            <text:p text:style-name="P44">Grades:</text:p>
          </table:table-cell>
          <table:table-cell table:style-name="Table1.B7" office:value-type="string">
            <text:p text:style-name="P44">assessment grade</text:p>
          </table:table-cell>
        </table:table-row>
        <table:table-row>
          <table:table-cell table:style-name="Table1.A16" office:value-type="string">
            <text:p text:style-name="P39">High Distinction (HD)</text:p>
            <text:p text:style-name="P38">Pass (PS)</text:p>
            <text:p text:style-name="P38">Fail (FL)</text:p>
            <text:p text:style-name="P39">Result not finalised (WD)</text:p>
          </table:table-cell>
          <table:table-cell table:style-name="Table1.B16" office:value-type="string">
            <text:p text:style-name="P38"/>
          </table:table-cell>
        </table:table-row>
      </table:table>
      <text:p text:style-name="P25"/>
      <text:p text:style-name="P26">typedef struct __student__ {</text:p>
      <text:p text:style-name="P27"><text:tab/><text:span text:style-name="T10">size_t id;</text:span></text:p>
      <text:p text:style-name="P26"><text:tab/>name_t surname;</text:p>
      <text:p text:style-name="P26"><text:tab/>name_t name;</text:p>
      <text:p text:style-name="P26"><text:tab/>gender_t gender;</text:p>
      <text:p text:style-name="P26"><text:tab/>group_t group;</text:p>
      <text:p text:style-name="P26"><text:tab/><text:span text:style-name="T7">grade_</text:span><text:span text:style-name="T6">t</text:span><text:span text:style-name="T3"> </text:span>mathematical_analysis;</text:p>
      <text:p text:style-name="P26"><text:tab/><text:span text:style-name="T7">grade_</text:span><text:span text:style-name="T6">t </text:span>discrete_mathematics;</text:p>
      <text:p text:style-name="P26"><text:tab/><text:span text:style-name="T7">grade_</text:span><text:span text:style-name="T6">t </text:span>linear_algebra;</text:p>
      <text:p text:style-name="P26"><text:tab/><text:span text:style-name="T7">grade_</text:span><text:span text:style-name="T6">t </text:span>computer_science;</text:p>
      <text:p text:style-name="P28"><text:tab/>passed_t<text:span text:style-name="T6"> </text:span>foreign_language;</text:p>
      <text:p text:style-name="P26"><text:tab/>passed_t physical_education;</text:p>
      <text:p text:style-name="P26">} student_t;</text:p>
      <text:p text:style-name="P26"/>
      <text:p text:style-name="P31">или</text:p>
      <text:p text:style-name="P30"/>
      <text:p text:style-name="P29">typedef struct __student__ {</text:p>
      <text:p text:style-name="P29"><text:tab/><text:span text:style-name="T10">size_t id;</text:span></text:p>
      <text:p text:style-name="P29"><text:tab/><text:span text:style-name="T15">char</text:span> surname<text:span text:style-name="T15">[32]</text:span>;</text:p>
      <text:p text:style-name="P29"><text:tab/><text:span text:style-name="T15">char</text:span> name<text:span text:style-name="T15">[32]</text:span>;</text:p>
      <text:p text:style-name="P29"><text:tab/><text:span text:style-name="T15">char</text:span> gender<text:span text:style-name="T15">[8]</text:span>;</text:p>
      <text:p text:style-name="P29"><text:tab/><text:span text:style-name="T15">char</text:span> group<text:span text:style-name="T15">[8]</text:span>;</text:p>
      <text:p text:style-name="P29"><text:tab/><text:span text:style-name="T8">int</text:span><text:span text:style-name="T3"> </text:span><text:span text:style-name="T8">grades[</text:span><text:span text:style-name="T9">4</text:span><text:span text:style-name="T8">]</text:span>;</text:p>
      <text:p text:style-name="P29"><text:tab/><text:span text:style-name="T11">int tests[3];</text:span></text:p>
      <text:p text:style-name="P29"><text:tab/><text:span text:style-name="T20">int credit[4];</text:span></text:p>
      <text:p text:style-name="P29">} student_t;</text:p>
      <text:p text:style-name="P25"/>
      <text:p text:style-name="P13">Напечатать список потенциальных стипендиатов – студентов, у которых одна 3, а все остальные оценки 4 и 5 или все 5 и одна 4</text:p>
      <text:p text:style-name="P4">Отсюда вывод: варианты со сложением оценок и поиском среднего балла отпадают. </text:p>
      <text:p text:style-name="P4">Нужно тупо считать сразу сколько троек (если больше 1 то студента отбрасываем), соответственно другой вариант — если одна 4, нет троек, и все остальные 5</text:p>
      <text:p text:style-name="P5"/>
      <text:p text:style-name="P5">Например, в массиве с оценками grades можно хранить не сами оценки, а скажем количество двоек, троек, четверок и пятерок, тогда вся работа будет сведена к тому, что мы выведем тех студентов у которых grades = {0, 1, x, y} + в массив tests = {1, 1} </text:p>
      <text:p text:style-name="P6">или другой вариант: <text:span text:style-name="T19">grades = {0, </text:span>0<text:span text:style-name="T19">, </text:span>1<text:span text:style-name="T19">, </text:span>3<text:span text:style-name="T19">} </text:span>(при условии, что у нас всего 4 предмета)<text:span text:style-name="T19"> tests = {1, 1}</text:span></text:p>
      <text:p text:style-name="P6"/>
      <text:p text:style-name="P14">Вопрос: нужно ли непременно выводить оценки по предметам??? </text:p>
      <text:p text:style-name="P15">если предположить, что нужно, то: </text:p>
      <text:p text:style-name="P15">1) заводим массив с оценками, тогда ОН будет называться <text:s/><text:span text:style-name="T19">grades</text:span></text:p>
      <text:p text:style-name="P15">2) заводим массив с tests для предметов с зачетами</text:p>
      <text:p text:style-name="P15">3) заводим массив credit, где вписываем количество двоек, троек, четверок и пятерок</text:p>
      <text:p text:style-name="P7"/>
      <text:p text:style-name="P48"><text:soft-page-break/>Таблица <text:sequence text:ref-name="refTable0" text:name="Table" text:formula="ooow:Table+1" style:num-format="1">1</text:sequence>: <text:span text:style-name="T16">Структура файлов проекта: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0">input.c</text:p>
          </table:table-cell>
          <table:table-cell table:style-name="Таблица1.B1" office:value-type="string">
            <text:p text:style-name="P40">создание бинарного файла <text:span text:style-name="T17">data.bin</text:span> и запись в него введеднных <text:span text:style-name="T17">пользователем данных</text:span></text:p>
          </table:table-cell>
        </table:table-row>
        <table:table-row>
          <table:table-cell table:style-name="Таблица1.A2" office:value-type="string">
            <text:p text:style-name="P41">import.c</text:p>
          </table:table-cell>
          <table:table-cell table:style-name="Таблица1.B2" office:value-type="string">
            <text:p text:style-name="P41">генерация файла data.bin из текстового файла</text:p>
          </table:table-cell>
        </table:table-row>
        <table:table-row>
          <table:table-cell table:style-name="Таблица1.A2" office:value-type="string">
            <text:p text:style-name="P42">out.c</text:p>
          </table:table-cell>
          <table:table-cell table:style-name="Таблица1.B2" office:value-type="string">
            <text:p text:style-name="P42">вывод содержимого из файла data.bin</text:p>
          </table:table-cell>
        </table:table-row>
        <table:table-row>
          <table:table-cell table:style-name="Таблица1.A2" office:value-type="string">
            <text:p text:style-name="P42">execute.c</text:p>
          </table:table-cell>
          <table:table-cell table:style-name="Таблица1.B2" office:value-type="string">
            <text:p text:style-name="P42">обработка в соответствии с заданными условиями данных из файла data.bin и вывод результата</text:p>
          </table:table-cell>
        </table:table-row>
        <table:table-row>
          <table:table-cell table:style-name="Таблица1.A2" office:value-type="string">
            <text:p text:style-name="P42">student.c</text:p>
          </table:table-cell>
          <table:table-cell table:style-name="Таблица1.B2" office:value-type="string">
            <text:p text:style-name="P42"/>
          </table:table-cell>
        </table:table-row>
        <table:table-row>
          <table:table-cell table:style-name="Таблица1.A2" office:value-type="string">
            <text:p text:style-name="P42">stydent.h</text:p>
          </table:table-cell>
          <table:table-cell table:style-name="Таблица1.B2" office:value-type="string">
            <text:p text:style-name="P42"/>
          </table:table-cell>
        </table:table-row>
        <table:table-row>
          <table:table-cell table:style-name="Таблица1.A2" office:value-type="string">
            <text:p text:style-name="P42">types.c</text:p>
          </table:table-cell>
          <table:table-cell table:style-name="Таблица1.B2" office:value-type="string">
            <text:p text:style-name="P42"/>
          </table:table-cell>
        </table:table-row>
        <table:table-row>
          <table:table-cell table:style-name="Таблица1.A2" office:value-type="string">
            <text:p text:style-name="P42">types.h</text:p>
          </table:table-cell>
          <table:table-cell table:style-name="Таблица1.B2" office:value-type="string">
            <text:p text:style-name="P42"/>
          </table:table-cell>
        </table:table-row>
        <table:table-row>
          <table:table-cell table:style-name="Таблица1.A2" office:value-type="string">
            <text:p text:style-name="P42">main.c</text:p>
          </table:table-cell>
          <table:table-cell table:style-name="Таблица1.B2" office:value-type="string">
            <text:p text:style-name="P42"/>
          </table:table-cell>
        </table:table-row>
      </table:table>
      <text:p text:style-name="P8"/>
      <text:p text:style-name="P16">Как это работает:</text:p>
      <text:p text:style-name="P9">1) запускаем файл main.c</text:p>
      <text:p text:style-name="P9">2) если main запустился <text:span text:style-name="T18">с аргументом в виде текстового файла с данными о студентах — запускаем import.c, если без аргументов, то запускаем input.c</text:span></text:p>
      <text:p text:style-name="P10">3) выводим сообщение о том, что файл data.bin создан успешно и спрашиваем типа "хотите посмотреть?"</text:p>
      <text:p text:style-name="P10">если Y — запускаем out.c</text:p>
      <text:p text:style-name="P10">4) execute.c — запускается отдельно с аргументами в виде файла data.bin и параметрами который список студентов-стипендиатов выводить с тройками или без, к примеру: -p 1 или -p 2</text:p>
      <text:p text:style-name="P10"/>
      <text:p text:style-name="P10"/>
      <text:p text:style-name="P10"/>
      <text:p text:style-name="P10"/>
      <text:p text:style-name="P11"/>
      <text:p text:style-name="P11">КП 7 №2,7,1</text:p>
      <text:p text:style-name="P11"/>
      <text:p text:style-name="P11">Составить программу на языке Си с процедурами и/или функциями для обработки прямоугольных разреженных матриц с элементами <text:span text:style-name="T1">&lt;тип данных&gt;</text:span> <text:s/><text:span text:style-name="T1">типов, которая:</text:span></text:p>
      <text:p text:style-name="P11"/>
      <text:p text:style-name="P12">2) печатает введенные матрицы во внутреннем представлении согласно заданной схеме размещения и в обычном (естесвенном) виде.</text:p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25:34.584892956</meta:creation-date>
    <dc:date>2017-05-22T23:35:01.610677475</dc:date>
    <meta:editing-duration>PT5H28M4S</meta:editing-duration>
    <meta:editing-cycles>16</meta:editing-cycles>
    <meta:generator>LibreOffice/5.2.7.2$Linux_X86_64 LibreOffice_project/20$Build-2</meta:generator>
    <dc:creator>Kane </dc:creator>
    <meta:document-statistic meta:table-count="2" meta:image-count="0" meta:object-count="0" meta:page-count="3" meta:paragraph-count="108" meta:word-count="689" meta:character-count="5006" meta:non-whitespace-character-count="4383"/>
  </office:meta>
</office:document-meta>
</file>